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18" table:default-cell-style-name="ce6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>
            <text:p>depto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2" table:number-columns-repeated="10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7" table:number-columns-repeated="16"/>
          <table:table-cell table:style-name="ce9"/>
          <table:table-cell table:number-columns-repeated="10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5"/>
          <table:table-cell table:style-name="ce10"/>
          <table:table-cell table:number-columns-repeated="10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4"/>
          <table:table-cell table:style-name="ce10"/>
          <table:table-cell table:number-columns-repeated="100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13"/>
          <table:table-cell table:style-name="ce10"/>
          <table:table-cell table:number-columns-repeated="100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2"/>
          <table:table-cell table:style-name="ce10"/>
          <table:table-cell table:number-columns-repeated="100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1"/>
          <table:table-cell table:style-name="ce10"/>
          <table:table-cell table:number-columns-repeated="100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"/>
          <table:table-cell table:style-name="ce10"/>
          <table:table-cell table:number-columns-repeated="100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9"/>
          <table:table-cell table:style-name="ce10"/>
          <table:table-cell table:number-columns-repeated="100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8"/>
          <table:table-cell table:style-name="ce10"/>
          <table:table-cell table:number-columns-repeated="100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7"/>
          <table:table-cell table:style-name="ce10"/>
          <table:table-cell table:number-columns-repeated="100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6"/>
          <table:table-cell table:style-name="ce10"/>
          <table:table-cell table:number-columns-repeated="100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10"/>
          <table:table-cell table:number-columns-repeated="100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10"/>
          <table:table-cell table:number-columns-repeated="100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10"/>
          <table:table-cell table:number-columns-repeated="100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0"/>
          <table:table-cell table:number-columns-repeated="100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0"/>
          <table:table-cell table:number-columns-repeated="100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0"/>
          <table:table-cell table:number-columns-repeated="100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AM = ( (m i j + m j i ) / ( p i + p j ) ) * 10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ond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 i j es la corriente del departamento i al j y m j i su contracorrien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 i y p j son las poblaciones de las unidades i y j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yores valores del índice indican mayor nivel de atracción entre las unidades (Petruccelli, 1979).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5:10:18.1370236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5:01:44.246131926</meta:creation-date>
    <dc:date>2021-04-14T15:10:51.973010461</dc:date>
    <meta:editing-duration>PT4M39S</meta:editing-duration>
    <meta:editing-cycles>2</meta:editing-cycles>
    <meta:generator>LibreOffice/6.4.6.2$Linux_X86_64 LibreOffice_project/40$Build-2</meta:generator>
    <meta:document-statistic meta:table-count="1" meta:cell-count="213" meta:object-count="0"/>
  </office:meta>
</office:document-meta>
</file>